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limt at default 1024 for router, 4096 for autocannon &amp; babbage_n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request max length with nothing extra added by autocann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c @ 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3913" calcext:value-type="float">
            <text:p>333913</text:p>
          </table:table-cell>
          <table:table-cell office:value-type="float" office:value="397983" calcext:value-type="float">
            <text:p>397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5269" calcext:value-type="float">
            <text:p>395269</text:p>
          </table:table-cell>
          <table:table-cell office:value-type="float" office:value="435181" calcext:value-type="float">
            <text:p>4351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5114" calcext:value-type="float">
            <text:p>395114</text:p>
          </table:table-cell>
          <table:table-cell office:value-type="float" office:value="431665" calcext:value-type="float">
            <text:p>431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127" calcext:value-type="float">
            <text:p>400127</text:p>
          </table:table-cell>
          <table:table-cell office:value-type="float" office:value="361206" calcext:value-type="float">
            <text:p>3612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5637" calcext:value-type="float">
            <text:p>405637</text:p>
          </table:table-cell>
          <table:table-cell office:value-type="float" office:value="456141" calcext:value-type="float">
            <text:p>456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1589" calcext:value-type="float">
            <text:p>371589</text:p>
          </table:table-cell>
          <table:table-cell office:value-type="float" office:value="428769" calcext:value-type="float">
            <text:p>4287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7761" calcext:value-type="float">
            <text:p>307761</text:p>
          </table:table-cell>
          <table:table-cell office:value-type="float" office:value="418258" calcext:value-type="float">
            <text:p>4182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0686" calcext:value-type="float">
            <text:p>410686</text:p>
          </table:table-cell>
          <table:table-cell office:value-type="float" office:value="461768" calcext:value-type="float">
            <text:p>461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5725" calcext:value-type="float">
            <text:p>375725</text:p>
          </table:table-cell>
          <table:table-cell office:value-type="float" office:value="429953" calcext:value-type="float">
            <text:p>4299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858" calcext:value-type="float">
            <text:p>380858</text:p>
          </table:table-cell>
          <table:table-cell office:value-type="float" office:value="424155" calcext:value-type="float">
            <text:p>424155</text:p>
          </table:table-cell>
          <table:table-cell table:number-columns-repeated="3"/>
        </table:table-row>
        <table:table-row table:style-name="ro1">
          <table:table-cell/>
          <table:table-cell table:formula="of:=SUM([.B7:.B16])" office:value-type="float" office:value="3776679" calcext:value-type="float">
            <text:p>3776679</text:p>
          </table:table-cell>
          <table:table-cell table:formula="of:=SUM([.C7:.C16])" office:value-type="float" office:value="4245079" calcext:value-type="float">
            <text:p>4245079</text:p>
          </table:table-cell>
          <table:table-cell/>
          <table:table-cell office:value-type="string" calcext:value-type="string">
            <text:p>Increase =</text:p>
          </table:table-cell>
          <table:table-cell table:formula="of:=[.C17]/[.B17]" office:value-type="float" office:value="1.12402430812891" calcext:value-type="float">
            <text:p>1.1240243081289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q/sec’</text:p>
          </table:table-cell>
          <table:table-cell table:formula="of:=([.B17]/10)/30" office:value-type="float" office:value="12588.93" calcext:value-type="float">
            <text:p>12588.93</text:p>
          </table:table-cell>
          <table:table-cell table:formula="of:=([.C17]/10)/30" office:value-type="float" office:value="14150.2633333333" calcext:value-type="float">
            <text:p>14150.2633333333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Gc @ 1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6252" calcext:value-type="float">
            <text:p>396252</text:p>
          </table:table-cell>
          <table:table-cell office:value-type="float" office:value="500650" calcext:value-type="float">
            <text:p>5006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6945" calcext:value-type="float">
            <text:p>486945</text:p>
          </table:table-cell>
          <table:table-cell office:value-type="float" office:value="483480" calcext:value-type="float">
            <text:p>4834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0033" calcext:value-type="float">
            <text:p>480033</text:p>
          </table:table-cell>
          <table:table-cell office:value-type="float" office:value="502084" calcext:value-type="float">
            <text:p>502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3437" calcext:value-type="float">
            <text:p>463437</text:p>
          </table:table-cell>
          <table:table-cell office:value-type="float" office:value="505203" calcext:value-type="float">
            <text:p>505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6880" calcext:value-type="float">
            <text:p>446880</text:p>
          </table:table-cell>
          <table:table-cell office:value-type="float" office:value="455780" calcext:value-type="float">
            <text:p>4557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9987" calcext:value-type="float">
            <text:p>469987</text:p>
          </table:table-cell>
          <table:table-cell office:value-type="float" office:value="488962" calcext:value-type="float">
            <text:p>488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7657" calcext:value-type="float">
            <text:p>487657</text:p>
          </table:table-cell>
          <table:table-cell office:value-type="float" office:value="532511" calcext:value-type="float">
            <text:p>5325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6566" calcext:value-type="float">
            <text:p>476566</text:p>
          </table:table-cell>
          <table:table-cell office:value-type="float" office:value="480822" calcext:value-type="float">
            <text:p>4808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5025" calcext:value-type="float">
            <text:p>425025</text:p>
          </table:table-cell>
          <table:table-cell office:value-type="float" office:value="506338" calcext:value-type="float">
            <text:p>506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9698" calcext:value-type="float">
            <text:p>449698</text:p>
          </table:table-cell>
          <table:table-cell office:value-type="float" office:value="451967" calcext:value-type="float">
            <text:p>451967</text:p>
          </table:table-cell>
          <table:table-cell table:number-columns-repeated="3"/>
        </table:table-row>
        <table:table-row table:style-name="ro1">
          <table:table-cell/>
          <table:table-cell table:formula="of:=SUM([.B25:.B34])" office:value-type="float" office:value="4582480" calcext:value-type="float">
            <text:p>4582480</text:p>
          </table:table-cell>
          <table:table-cell table:formula="of:=SUM([.C25:.C34])" office:value-type="float" office:value="4907797" calcext:value-type="float">
            <text:p>4907797</text:p>
          </table:table-cell>
          <table:table-cell/>
          <table:table-cell office:value-type="string" calcext:value-type="string">
            <text:p>Increase =</text:p>
          </table:table-cell>
          <table:table-cell table:formula="of:=[.C35]/[.B35]" office:value-type="float" office:value="1.07099147186676" calcext:value-type="float">
            <text:p>1.0709914718667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q/sec’</text:p>
          </table:table-cell>
          <table:table-cell table:formula="of:=([.B35]/10)/30" office:value-type="float" office:value="15274.9333333333" calcext:value-type="float">
            <text:p>15274.9333333333</text:p>
          </table:table-cell>
          <table:table-cell table:formula="of:=([.C35]/10)/30" office:value-type="float" office:value="16359.3233333333" calcext:value-type="float">
            <text:p>16359.323333333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utocannon run with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autocannon --pipelining=1000 --connections=1000 --duration=30 --uri=http://localhost:20000/embed/visualisations/peoplepopulationandcommunity/populationandmigration/internationalmigration/qmis/shortterminternationalmigrationestimatesforlocalauthoritiesqm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6:43:44.591071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15:26:49.400420166</meta:creation-date>
    <dc:date>2020-07-18T16:44:33.221186685</dc:date>
    <meta:editing-duration>PT4M2S</meta:editing-duration>
    <meta:editing-cycles>3</meta:editing-cycles>
    <meta:generator>LibreOffice/6.0.7.3$Linux_X86_64 LibreOffice_project/00m0$Build-3</meta:generator>
    <meta:document-statistic meta:table-count="1" meta:cell-count="64" meta:object-count="0"/>
  </office:meta>
</office:document-meta>
</file>